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54444" officeooo:paragraph-rsid="00054444"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54444" officeooo:paragraph-rsid="000f9633"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5pt" style:text-underline-style="none" fo:font-weight="normal" officeooo:rsid="00054444" officeooo:paragraph-rsid="00054444"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06cd4c" officeooo:paragraph-rsid="0006cd4c"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normal" officeooo:rsid="0008f7ca" officeooo:paragraph-rsid="0008f7ca"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0bbd9c" officeooo:paragraph-rsid="000cace6"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0f9633" officeooo:paragraph-rsid="000f9633"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0ffafd" officeooo:paragraph-rsid="000ffafd"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5pt" style:text-underline-style="none" fo:font-weight="normal" officeooo:rsid="0011e610" officeooo:paragraph-rsid="0011e610"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0ffafd" officeooo:paragraph-rsid="000ffafd"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13c32e" officeooo:paragraph-rsid="0013c32e"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13fc52" officeooo:paragraph-rsid="0013fc52"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167591" officeooo:paragraph-rsid="0016759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none" fo:font-weight="normal" officeooo:rsid="00174122" officeooo:paragraph-rsid="00174122"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officeooo:rsid="000c5cf9"/>
    </style:style>
    <style:style style:name="T3" style:family="text">
      <style:text-properties officeooo:rsid="000cace6"/>
    </style:style>
    <style:style style:name="T4" style:family="text">
      <style:text-properties officeooo:rsid="000f9633"/>
    </style:style>
    <style:style style:name="T5" style:family="text">
      <style:text-properties fo:font-size="15pt" style:font-size-asian="15pt" style:font-size-complex="15pt"/>
    </style:style>
    <style:style style:name="T6" style:family="text">
      <style:text-properties fo:font-size="15pt" officeooo:rsid="0011e610"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5</text:p>
      <text:p text:style-name="P3">1- Go is a statically typed programming language (you should define var type)</text:p>
      <text:p text:style-name="P4">to specify memory allocation.</text:p>
      <text:p text:style-name="P4"/>
      <text:p text:style-name="P5">2- Reserve the use of the keyword <text:span text:style-name="T1">var</text:span> as a way to indicate that a variable</text:p>
      <text:p text:style-name="P5">is being set to its zero value.</text:p>
      <text:p text:style-name="P5"/>
      <text:p text:style-name="P6">3- value <text:span text:style-name="T3">receivers</text:span> <text:span text:style-name="T2">VS</text:span> pointer <text:span text:style-name="T3">receivers in </text:span>methods → Does adding or removing something from a value of this type need to create a new value or mutate the existing one ???</text:p>
      <text:p text:style-name="P6"/>
      <text:p text:style-name="P2">Chapter <text:span text:style-name="T4">6</text:span></text:p>
      <text:p text:style-name="P7">1- <text:span text:style-name="T5">When you run an application, such as an IDE or editor, the operating system starts a process for the application</text:span></text:p>
      <text:p text:style-name="P9"/>
      <text:p text:style-name="P9">2-A thread is a path of execution that’s scheduled by the operating system to run the code that you write in your function</text:p>
      <text:p text:style-name="P9"/>
      <text:p text:style-name="P8"><text:span text:style-name="T6">3</text:span><text:span text:style-name="T5">- Each process contains at least one thread, and the initial thread for each process is called the main thread. When the main thread terminates, the application terminates</text:span></text:p>
      <text:p text:style-name="P10"/>
      <text:p text:style-name="P11">4-The operating system schedules threads to run against physical processors and the Go runtime schedules goroutines to run against logical processors. Each logical processor is individually bound to a single operating system thread</text:p>
      <text:p text:style-name="P11"/>
      <text:p text:style-name="P12">5- Concurrency is not parallelism. Parallelism can only be achieved when multiple pieces of code are executing simultaneously against different physical processors. Parallelism is about doing a lot of things at once. Concurrency is about managing a lot of things at once. In many cases, concurrency can outperform parallelism, because the strain on the operating system and hardware is much less, which allows the system to do more. </text:p>
      <text:p text:style-name="P12"/>
      <text:p text:style-name="P13">6-A mutex is used to create a critical section around code that ensures only one goroutine at a time can execute that code section. We can also use a mutex to fix the race condition we created in listing 6.9.</text:p>
      <text:p text:style-name="P13"/>
      <text:p text:style-name="P14">7- An unbuffered channel is a channel with no capacity to hold any value before it’s recei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10:26:49.185386171</meta:creation-date>
    <dc:date>2018-08-08T10:24:37.361058396</dc:date>
    <meta:editing-duration>PT2H31M20S</meta:editing-duration>
    <meta:editing-cycles>18</meta:editing-cycles>
    <meta:generator>LibreOffice/5.1.6.2$Linux_X86_64 LibreOffice_project/10m0$Build-2</meta:generator>
    <meta:document-statistic meta:table-count="0" meta:image-count="0" meta:object-count="0" meta:page-count="1" meta:paragraph-count="14" meta:word-count="306" meta:character-count="1774" meta:non-whitespace-character-count="1481"/>
  </office:meta>
</office:document-meta>
</file>